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margin-top="0cm" fo:margin-bottom="0cm" fo:line-height="150%"/>
    </style:style>
    <style:style style:name="P3" style:family="paragraph" style:parent-style-name="kód">
      <style:paragraph-properties fo:line-height="150%"/>
    </style:style>
    <style:style style:name="P4" style:family="paragraph" style:parent-style-name="Heading_20_1">
      <style:paragraph-properties fo:line-height="150%"/>
    </style:style>
    <style:style style:name="P5" style:family="paragraph" style:parent-style-name="Heading_20_2">
      <style:paragraph-properties fo:line-height="15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ormcad IS – Autentizace a autorizcace</text:h>
      <text:p text:style-name="P1">Autentizace a autorizcace jsou dva oddělené procesy. Bez autentizace se uživatelé nedostanou prakticky nikam, autorizace hlídá, co vše mohou činit. Pro autentizaci slouží komponenta Zend_Auth, k autoizaci je použita Zend_Acl.</text:p>
      <text:h text:style-name="P5" text:outline-level="2">Autentizace</text:h>
      <text:p text:style-name="P1">V application.ini je zaregistrovaný autentizační plugin:</text:p>
      <text:p text:style-name="P3">resources.frontController.plugins.Auth = Fc_Controller_Plugin_Auth</text:p>
      <text:p text:style-name="P1">Tento plugin rozhodne, zda je nutné uživatele autentizovat – na některé stránky je možný přístup pro kohokoliv (např. na stránku pro přihlášení). </text:p>
      <text:p text:style-name="P2">Při požadavku na přihlášení je uživatel přesměrován na AuthController, který provede ověření uživatelem zadaného jména a hes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50%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kód" style:family="paragraph" style:parent-style-name="Text_20_body">
      <style:text-properties style:font-name="Courier"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3T09:14:48.81</meta:creation-date>
    <meta:generator>OpenOffice.org/3.2$Win32 OpenOffice.org_project/320m19$Build-9505</meta:generator>
    <dc:date>2011-12-03T14:17:31.72</dc:date>
    <meta:editing-duration>PT00H55M05S</meta:editing-duration>
    <meta:editing-cycles>7</meta:editing-cycles>
    <meta:document-statistic meta:table-count="0" meta:image-count="0" meta:object-count="0" meta:page-count="1" meta:paragraph-count="7" meta:word-count="85" meta:character-count="669"/>
  </office:meta>
</office:document-meta>
</file>